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28cm" fo:min-width="2.11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8pt"/>
    </style:style>
    <style:style style:name="P5" style:family="paragraph">
      <style:paragraph-properties fo:text-align="center"/>
      <style:text-properties fo:font-size="18pt" style:font-size-asian="12pt" style:font-size-complex="18pt"/>
    </style:style>
    <style:style style:name="P6" style:family="paragraph">
      <loext:graphic-properties draw:fill-color="#ffffff"/>
      <style:paragraph-properties fo:text-align="center"/>
      <style:text-properties fo:font-size="18pt" style:font-size-asian="12pt" style:font-size-complex="18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18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7cm" svg:height="1.1cm" svg:x="8.1cm" svg:y="1.5cm">
          <text:p text:style-name="P1">开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4cm" svg:height="1.6cm" svg:x="7.9cm" svg:y="3.2cm">
          <text:p text:style-name="P3"><text:span text:style-name="T1">输入的命令是否正确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2.5cm" svg:height="1.2cm" svg:x="8.9cm" svg:y="5.3cm">
          <text:p text:style-name="P5"><text:span text:style-name="T2">加载图像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7cm" svg:x="8.5cm" svg:y="7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9cm" svg:height="0.9cm" svg:x="8.8cm" svg:y="8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1T13:43:43.963423574</meta:creation-date>
    <dc:date>2017-09-01T17:09:13.586407705</dc:date>
    <meta:editing-duration>PT12M30S</meta:editing-duration>
    <meta:editing-cycles>2</meta:editing-cycles>
    <meta:generator>LibreOffice/5.1.6.2$Linux_X86_64 LibreOffice_project/10m0$Build-2</meta:generator>
    <meta:document-statistic meta:object-count="5"/>
  </office:meta>
</office:document-meta>
</file>